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94147" officeooo:paragraph-rsid="00194147"/>
    </style:style>
    <style:style style:name="P2" style:family="paragraph" style:parent-style-name="Standard">
      <style:text-properties style:font-name="Liberation Mono" fo:font-weight="bold" officeooo:rsid="00194147" officeooo:paragraph-rsid="0019414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poder de tu amor</text:p>
      <text:p text:style-name="P2">Ingrid Rosario</text:p>
      <text:p text:style-name="P1"/>
      <text:p text:style-name="P1">Acordes sugeridos: Washington Indacochea Delgado</text:p>
      <text:p text:style-name="P1"/>
      <text:p text:style-name="P2">Verso I:</text:p>
      <text:p text:style-name="P1">A <text:s text:c="6"/>E <text:s text:c="3"/>F#m <text:s text:c="16"/>C#m F#m</text:p>
      <text:p text:style-name="P1">Vengo a ti Señor has cambiar mi corazon</text:p>
      <text:p text:style-name="P1"><text:s text:c="16"/>D <text:s text:c="9"/>E <text:s text:c="5"/>F#m E</text:p>
      <text:p text:style-name="P1">por la gracia que puedo hayar en ti</text:p>
      <text:p text:style-name="P1">A <text:s text:c="5"/>E <text:s text:c="5"/>F#m <text:s text:c="14"/>C#m F#m <text:s text:c="9"/>D E</text:p>
      <text:p text:style-name="P1">puedo comprender que toda mi debilidad desvaneceras</text:p>
      <text:p text:style-name="P1"><text:s text:c="21"/>D A E F#m E</text:p>
      <text:p text:style-name="P1">con el poder de tu amor.</text:p>
      <text:p text:style-name="P2">CORO:</text:p>
      <text:p text:style-name="P1"><text:s text:c="2"/>D <text:s text:c="3"/>E <text:s text:c="16"/>D <text:s text:c="2"/>A E F#m E</text:p>
      <text:p text:style-name="P1">Acercate, con tu amor rodéame <text:s text:c="6"/></text:p>
      <text:p text:style-name="P1"><text:s text:c="3"/>D <text:s/>E <text:s text:c="15"/>A Bm A Em A</text:p>
      <text:p text:style-name="P1">atraeme, mas cerca de ti</text:p>
      <text:p text:style-name="P1"><text:s text:c="6"/>D <text:s text:c="3"/>E <text:s text:c="16"/>D <text:s text:c="3"/>A <text:s text:c="5"/></text:p>
      <text:p text:style-name="P1">y al despegar, me elevo como águila</text:p>
      <text:p text:style-name="P1"><text:s text:c="10"/>E <text:s text:c="2"/>F#m <text:s text:c="7"/>E <text:s text:c="7"/>D <text:s text:c="2"/></text:p>
      <text:p text:style-name="P1">con tigo volare, tu espíritu guiará</text:p>
      <text:p text:style-name="P1"><text:s text:c="9"/>E <text:s text:c="8"/>D A <text:s/>(D A) x2</text:p>
      <text:p text:style-name="P1">en el poder de tu amor</text:p>
      <text:p text:style-name="P2">Verso II:</text:p>
      <text:p text:style-name="P1">Dejame mirar tu rostro quier contemplar</text:p>
      <text:p text:style-name="P1">saber que tu amor vive hoy en mi</text:p>
      <text:p text:style-name="P1">cambia mi pensar yo quiero hacer tu voluntad</text:p>
      <text:p text:style-name="P1">cada día vivir en el poder de tu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Tahoma, Helvetica, FreeSans, sans-serif"/>
    <style:font-face style:name="Courier New" svg:font-family="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-id </meta:initial-creator>
    <meta:creation-date>2015-04-29T11:58:25.483405759</meta:creation-date>
    <dc:date>2015-04-29T12:01:59.954612543</dc:date>
    <dc:creator>wachin-id </dc:creator>
    <meta:editing-duration>PT3M35S</meta:editing-duration>
    <meta:editing-cycles>1</meta:editing-cycles>
    <meta:document-statistic meta:table-count="0" meta:image-count="0" meta:object-count="0" meta:page-count="1" meta:paragraph-count="28" meta:word-count="155" meta:character-count="902" meta:non-whitespace-character-count="536"/>
    <meta:generator>LibreOffice/4.4.2.2$Linux_x86 LibreOffice_project/c4c7d32d0d49397cad38d62472b0bc8acff48dd6</meta:generator>
  </office:meta>
</office:document-meta>
</file>